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table:formula="of:=SUBSTITUTE([.D2]; &quot;presence&quot;; &quot;absent&quot;)" office:value-type="string" office:string-value="'new shoot system absent'" calcext:value-type="string">
            <text:p>'new shoot system absent'</text:p>
          </table:table-cell>
          <table:table-cell office:value-type="string" calcext:value-type="string">
            <text:p>'new shoot system presence'</text:p>
          </table:table-cell>
          <table:table-cell table:style-name="ce3" office:value-type="string" calcext:value-type="string">
            <text:p>'new shoot system'</text:p>
          </table:table-cell>
          <table:table-cell table:style-name="ce5" table:formula="of:=CONCATENATE(&quot;A {&quot;; [.D2]; &quot;} trait that is a {quality of} a {whole plant} that does not have any &quot;; SUBSTITUTE([.E2]; &quot;'&quot;; &quot;&quot;); &quot;s {$&quot;; [.E2]; &quot;}.&quot;)" office:value-type="string" office:string-value="A {'new shoot system presence'} trait that is a {quality of} a {whole plant} that does not have any new shoot systems {$'new shoot system'}." calcext:value-type="string">
            <text:p>A {'new shoot system presence'} trait that is a {quality of} a {whole plant} that does not have any new shoot systems {$'new shoot system'}.</text:p>
          </table:table-cell>
          <table:table-cell table:style-name="ce5" table:formula="of:=CONCATENATE([.D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presence' AND 'has quality measurement' SOME (&#10;    'measurement datum' AND (&#10;        ('upper count' VALUE 0) OR ('upper percent' VALUE 0.0)&#10;    )&#10;) " calcext:value-type="string">
            <text:p>'new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]; &quot;absent&quot;; &quot;present&quot;)" office:value-type="string" office:string-value="'new shoot system present'" calcext:value-type="string">
            <text:p>'new shoot system present'</text:p>
          </table:table-cell>
          <table:table-cell table:style-name="ce8" table:formula="of:=CONCATENATE(&quot;'plant structure presence' AND 'quality of' SOME (&quot;; CHAR(10); &quot;    'whole plant' AND NOT ('has visible part' SOME &quot;; [.E2]; &quot;)&quot;; CHAR(10); &quot;) AND 'depends on structure' ONLY (&quot;; CHAR(10); &quot;    NOT ('has visible part' SOME &quot;; [.E2]; &quot;)&quot;; CHAR(10); &quot;)&quot;)" office:value-type="string" office:string-value="'plant structure presence' AND 'quality of' SOME (&#10;    'whole plant' AND NOT ('has visible part' SOME 'new shoot system')&#10;) AND 'depends on structure' ONLY (&#10;    NOT ('has visible part' SOME 'new shoot system')&#10;)" calcext:value-type="string">
            <text:p>'plant structure presence' AND 'quality of' SOME (</text:p>
            <text:p>    'whole plant' AND NOT ('has visible part' SOME 'new shoot system')</text:p>
            <text:p>) AND 'depends on structure' ONLY (</text:p>
            <text:p>    NOT ('has visible part' SOME 'new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SUBSTITUTE([.D3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3]; &quot;} trait that is a {quality of} a {whole plant} that does not have any &quot;; SUBSTITUTE(SUBSTITUTE([.E3]; &quot;'&quot;; &quot;&quot;); &quot;system&quot;; &quot;systems&quot;); &quot; {$&quot;; [.E3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above-ground shoot-borne shoot system presence' AND 'has quality measurement' SOME (&#10;    'measurement datum' AND (&#10;        ('upper count' VALUE 0) OR ('upper percent' VALUE 0.0)&#10;    )&#10;) 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8" table:formula="of:=CONCATENATE(&quot;'plant structure presence' AND 'quality of' SOME (&quot;; CHAR(10); &quot;    'whole plant' AND NOT ('has visible part' SOME &quot;; [.E3]; &quot;)&quot;; CHAR(10); &quot;) AND 'depends on structure' ONLY (&quot;; CHAR(10); &quot;    NOT ('has visible part' SOME &quot;; [.E3]; &quot;)&quot;; CHAR(10); &quot;)&quot;)" office:value-type="string" office:string-value="'plant structure presence' AND 'quality of' SOME (&#10;    'whole plant' AND NOT ('has visible part' SOME 'new above-ground shoot-borne shoot system')&#10;) AND 'depends on structure' ONLY (&#10;    NOT ('has visible part' SOME 'new above-ground shoot-borne shoot system')&#10;)" calcext:value-type="string">
            <text:p>'plant structure presence' AND 'quality of' SOME (</text:p>
            <text:p>    'whole plant' AND NOT ('has visible part' SOME 'new above-ground shoot-borne shoot system')</text:p>
            <text:p>) AND 'depends on structure' ONLY (</text:p>
            <text:p>    NOT ('has visible part' SOME 'new above-ground shoot-borne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4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4]; &quot;} trait that is a {quality of} a {whole plant} that does not have any &quot;; SUBSTITUTE(SUBSTITUTE([.E4]; &quot;'&quot;; &quot;&quot;); &quot;system&quot;; &quot;systems&quot;); &quot; {$&quot;; [.E4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presence' AND 'has quality measurement' SOME (&#10;    'measurement datum' AND (&#10;        ('upper count' VALUE 0) OR ('upper percent' VALUE 0.0)&#10;    )&#10;) 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8" table:formula="of:=CONCATENATE(&quot;'plant structure presence' AND 'quality of' SOME (&quot;; CHAR(10); &quot;    'whole plant' AND NOT ('has visible part' SOME &quot;; [.E4]; &quot;)&quot;; CHAR(10); &quot;) AND 'depends on structure' ONLY (&quot;; CHAR(10); &quot;    NOT ('has visible part' SOME &quot;; [.E4]; &quot;)&quot;; CHAR(10); &quot;)&quot;)" office:value-type="string" office:string-value="'plant structure presence' AND 'quality of' SOME (&#10;    'whole plant' AND NOT ('has visible part' SOME 'new shoot system emerging from ground')&#10;) AND 'depends on structure' ONLY (&#10;    NOT ('has visible part' SOME 'new shoot system emerging from ground')&#10;)" calcext:value-type="string">
            <text:p>'plant structure presence' AND 'quality of' SOME (</text:p>
            <text:p>    'whole plant' AND NOT ('has visible part' SOME 'new shoot system emerging from ground')</text:p>
            <text:p>) AND 'depends on structure' ONLY (</text:p>
            <text:p>    NOT ('has visible part' SOME 'new shoot system emerging from groun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5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measurement' SOME (&#10;    'measurement datum' AND (&#10;        ('upper count' VALUE 0) OR ('upper percent' VALUE 0.0)&#10;    )&#10;) 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8" table:formula="of:=CONCATENATE(&quot;'plant structure presence' AND 'quality of' SOME (&quot;; CHAR(10); &quot;    'whole plant' AND NOT ('has visible part' SOME &quot;; [.E5]; &quot;)&quot;; CHAR(10); &quot;) AND 'depends on structure' ONLY (&quot;; CHAR(10); &quot;    NOT ('has visible part' SOME &quot;; [.E5]; &quot;)&quot;; CHAR(10); &quot;)&quot;)" office:value-type="string" office:string-value="'plant structure presence' AND 'quality of' SOME (&#10;    'whole plant' AND NOT ('has visible part' SOME 'new shoot system emerging from ground in first growth cycle')&#10;) AND 'depends on structure' ONLY (&#10;    NOT ('has visible part' SOME 'new shoot system emerging from ground in first growth cycle')&#10;)" calcext:value-type="string">
            <text:p>'plant structure presence' AND 'quality of' SOME (</text:p>
            <text:p>    'whole plant' AND NOT ('has visible part' SOME 'new shoot system emerging from ground in first growth cycle')</text:p>
            <text:p>) AND 'depends on structure' ONLY (</text:p>
            <text:p>    NOT ('has visible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[.D6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ling presence' AND 'has quality measurement' SOME (&#10;    'measurement datum' AND (&#10;        ('upper count' VALUE 0) OR ('upper percent' VALUE 0.0)&#10;    )&#10;) " calcext:value-type="string">
            <text:p>'seedling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seedling present'" calcext:value-type="string">
            <text:p>'seedling present'</text:p>
          </table:table-cell>
          <table:table-cell table:style-name="ce8" table:formula="of:=CONCATENATE(&quot;'plant structure presence' AND 'quality of' SOME (&quot;; CHAR(10); &quot;    'whole plant' AND NOT ('has visible part' SOME &quot;; [.E6]; &quot;)&quot;; CHAR(10); &quot;) AND 'depends on structure' ONLY (&quot;; CHAR(10); &quot;    NOT ('has visible part' SOME &quot;; [.E6]; &quot;)&quot;; CHAR(10); &quot;)&quot;)" office:value-type="string" office:string-value="'plant structure presence' AND 'quality of' SOME (&#10;    'whole plant' AND NOT ('has visible part' SOME 'seedling')&#10;) AND 'depends on structure' ONLY (&#10;    NOT ('has visible part' SOME 'seedling')&#10;)" calcext:value-type="string">
            <text:p>'plant structure presence' AND 'quality of' SOME (</text:p>
            <text:p>    'whole plant' AND NOT ('has visible part' SOME 'seedling')</text:p>
            <text:p>) AND 'depends on structure' ONLY (</text:p>
            <text:p>    NOT ('has visible part' SOME 'seedling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measurement' SOME (&#10;    'measurement datum' AND (&#10;        ('upper count' VALUE 0) OR ('upper percent' VALUE 0.0)&#10;    )&#10;) 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8" table:formula="of:=CONCATENATE(&quot;'plant structure presence' AND 'quality of' SOME (&quot;; CHAR(10); &quot;    'whole plant' AND NOT ('has visible part' SOME &quot;; [.E7]; &quot;)&quot;; CHAR(10); &quot;) AND 'depends on structure' ONLY (&quot;; CHAR(10); &quot;    NOT ('has visible part' SOME &quot;; [.E7]; &quot;)&quot;; CHAR(10); &quot;)&quot;)" office:value-type="string" office:string-value="'plant structure presence' AND 'quality of' SOME (&#10;    'whole plant' AND NOT ('has visible part' SOME 'new shoot system emerging from ground in later growth cycle')&#10;) AND 'depends on structure' ONLY (&#10;    NOT ('has visible part' SOME 'new shoot system emerging from ground in later growth cycle')&#10;)" calcext:value-type="string">
            <text:p>'plant structure presence' AND 'quality of' SOME (</text:p>
            <text:p>    'whole plant' AND NOT ('has visible part' SOME 'new shoot system emerging from ground in later growth cycle')</text:p>
            <text:p>) AND 'depends on structure' ONLY (</text:p>
            <text:p>    NOT ('has visible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[.D8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8]; &quot;} trait that is a {quality of} a {whole plant} that does not have any &quot;; SUBSTITUTE(SUBSTITUTE(SUBSTITUTE([.E8]; &quot;'&quot;; &quot;&quot;); &quot;bud&quot;; &quot;buds&quot;); &quot;PO:&quot;; &quot;&quot;); &quot; {$&quot;; [.E8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leaf bud presence' AND 'has quality measurement' SOME (&#10;    'measurement datum' AND (&#10;        ('upper count' VALUE 0) OR ('upper percent' VALUE 0.0)&#10;    )&#10;) " calcext:value-type="string">
            <text:p>'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leaf buds present'" calcext:value-type="string">
            <text:p>'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8]; &quot;)&quot;; CHAR(10); &quot;) AND 'depends on structure' ONLY (&quot;; CHAR(10); &quot;    NOT ('has visible part' SOME &quot;; [.E8]; &quot;)&quot;; CHAR(10); &quot;)&quot;)" office:value-type="string" office:string-value="'plant structure presence' AND 'quality of' SOME (&#10;    'whole plant' AND NOT ('has visible part' SOME PO:'vegetative bud')&#10;) AND 'depends on structure' ONLY (&#10;    NOT ('has visible part' SOME PO:'vegetative bud')&#10;)" calcext:value-type="string">
            <text:p>'plant structure presence' AND 'quality of' SOME (</text:p>
            <text:p>    'whole plant' AND NOT ('has visible part' SOME PO:'vegetative bud')</text:p>
            <text:p>) AND 'depends on structure' ONLY (</text:p>
            <text:p>    NOT ('has visible part' SOME PO:'vegeta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9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9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bud&quot;; &quot;buds&quot;); &quot; {$&quot;; [.E9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leaf bud presence' AND 'has quality measurement' SOME (&#10;    'measurement datum' AND (&#10;        ('upper count' VALUE 0) OR ('upper percent' VALUE 0.0)&#10;    )&#10;) " calcext:value-type="string">
            <text:p>'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9]; &quot;)&quot;; CHAR(10); &quot;) AND 'depends on structure' ONLY (&quot;; CHAR(10); &quot;    NOT ('has visible part' SOME &quot;; [.E9]; &quot;)&quot;; CHAR(10); &quot;)&quot;)" office:value-type="string" office:string-value="'plant structure presence' AND 'quality of' SOME (&#10;    'whole plant' AND NOT ('has visible part' SOME 'dormant leaf bud')&#10;) AND 'depends on structure' ONLY (&#10;    NOT ('has visible part' SOME 'dormant leaf bud')&#10;)" calcext:value-type="string">
            <text:p>'plant structure presence' AND 'quality of' SOME (</text:p>
            <text:p>    'whole plant' AND NOT ('has visible part' SOME 'dormant leaf bud')</text:p>
            <text:p>) AND 'depends on structure' ONLY (</text:p>
            <text:p>    NOT ('has visible part' SOME 'dormant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0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0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leaf bud presence' AND 'has quality measurement' SOME (&#10;    'measurement datum' AND (&#10;        ('upper count' VALUE 0) OR ('upper percent' VALUE 0.0)&#10;    )&#10;) " calcext:value-type="string">
            <text:p>'non-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0]; &quot;)&quot;; CHAR(10); &quot;) AND 'depends on structure' ONLY (&quot;; CHAR(10); &quot;    NOT ('has visible part' SOME &quot;; [.E10]; &quot;)&quot;; CHAR(10); &quot;)&quot;)" office:value-type="string" office:string-value="'plant structure presence' AND 'quality of' SOME (&#10;    'whole plant' AND NOT ('has visible part' SOME 'non-dormant leaf bud')&#10;) AND 'depends on structure' ONLY (&#10;    NOT ('has visible part' SOME 'non-dormant leaf bud')&#10;)" calcext:value-type="string">
            <text:p>'plant structure presence' AND 'quality of' SOME (</text:p>
            <text:p>    'whole plant' AND NOT ('has visible part' SOME 'non-dormant leaf bud')</text:p>
            <text:p>) AND 'depends on structure' ONLY (</text:p>
            <text:p>    NOT ('has visible part' SOME 'non-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1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1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leaf bud presence' AND 'has quality measurement' SOME (&#10;    'measurement datum' AND (&#10;        ('upper count' VALUE 0) OR ('upper percent' VALUE 0.0)&#10;    )&#10;) " calcext:value-type="string">
            <text:p>'swell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1]; &quot;)&quot;; CHAR(10); &quot;) AND 'depends on structure' ONLY (&quot;; CHAR(10); &quot;    NOT ('has visible part' SOME &quot;; [.E11]; &quot;)&quot;; CHAR(10); &quot;)&quot;)" office:value-type="string" office:string-value="'plant structure presence' AND 'quality of' SOME (&#10;    'whole plant' AND NOT ('has visible part' SOME 'swelling leaf bud')&#10;) AND 'depends on structure' ONLY (&#10;    NOT ('has visible part' SOME 'swelling leaf bud')&#10;)" calcext:value-type="string">
            <text:p>'plant structure presence' AND 'quality of' SOME (</text:p>
            <text:p>    'whole plant' AND NOT ('has visible part' SOME 'swelling leaf bud')</text:p>
            <text:p>) AND 'depends on structure' ONLY (</text:p>
            <text:p>    NOT ('has visible part' SOME 'swelling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2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2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leaf bud presence' AND 'has quality measurement' SOME (&#10;    'measurement datum' AND (&#10;        ('upper count' VALUE 0) OR ('upper percent' VALUE 0.0)&#10;    )&#10;) " calcext:value-type="string">
            <text:p>'break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2]; &quot;)&quot;; CHAR(10); &quot;) AND 'depends on structure' ONLY (&quot;; CHAR(10); &quot;    NOT ('has visible part' SOME &quot;; [.E12]; &quot;)&quot;; CHAR(10); &quot;)&quot;)" office:value-type="string" office:string-value="'plant structure presence' AND 'quality of' SOME (&#10;    'whole plant' AND NOT ('has visible part' SOME 'breaking leaf bud')&#10;) AND 'depends on structure' ONLY (&#10;    NOT ('has visible part' SOME 'breaking leaf bud')&#10;)" calcext:value-type="string">
            <text:p>'plant structure presence' AND 'quality of' SOME (</text:p>
            <text:p>    'whole plant' AND NOT ('has visible part' SOME 'breaking leaf bud')</text:p>
            <text:p>) AND 'depends on structure' ONLY (</text:p>
            <text:p>    NOT ('has visible part' SOME 'breaking leaf bud')</text:p>
            <text:p>)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4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vascular leaf presence' AND 'has quality measurement' SOME (&#10;    'measurement datum' AND (&#10;        ('upper count' VALUE 0) OR ('upper percent' VALUE 0.0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4]; &quot;)&quot;; CHAR(10); &quot;) AND 'depends on structure' ONLY (&quot;; CHAR(10); &quot;    NOT ('has visible part' SOME &quot;; [.E14]; &quot;)&quot;; CHAR(10); &quot;)&quot;)" office:value-type="string" office:string-value="'plant structure presence' AND 'quality of' SOME (&#10;    'whole plant' AND NOT ('has visible part' SOME 'vascular leaf')&#10;) AND 'depends on structure' ONLY (&#10;    NOT ('has visible part' SOME 'vascular leaf')&#10;)" calcext:value-type="string">
            <text:p>'plant structure presence' AND 'quality of' SOME (</text:p>
            <text:p>    'whole plant' AND NOT ('has visible part' SOME 'vascular leaf')</text:p>
            <text:p>) AND 'depends on structure' ONLY (</text:p>
            <text:p>    NOT ('has visible part' SOME 'vascular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5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true leaf presence' AND 'has quality measurement' SOME (&#10;    'measurement datum' AND (&#10;        ('upper count' VALUE 0) OR ('upper percent' VALUE 0.0)&#10;    )&#10;) " calcext:value-type="string">
            <text:p>'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5]; &quot;absent&quot;; &quot;present&quot;)" office:value-type="string" office:string-value="'true leaves present'" calcext:value-type="string">
            <text:p>'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5]; &quot;)&quot;; CHAR(10); &quot;) AND 'depends on structure' ONLY (&quot;; CHAR(10); &quot;    NOT ('has visible part' SOME &quot;; [.E15]; &quot;)&quot;; CHAR(10); &quot;)&quot;)" office:value-type="string" office:string-value="'plant structure presence' AND 'quality of' SOME (&#10;    'whole plant' AND NOT ('has visible part' SOME 'true leaf')&#10;) AND 'depends on structure' ONLY (&#10;    NOT ('has visible part' SOME 'true leaf')&#10;)" calcext:value-type="string">
            <text:p>'plant structure presence' AND 'quality of' SOME (</text:p>
            <text:p>    'whole plant' AND NOT ('has visible part' SOME 'true leaf')</text:p>
            <text:p>) AND 'depends on structure' ONLY (</text:p>
            <text:p>    NOT ('has visible part' SOME '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6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ing true leaf presence' AND 'has quality measurement' SOME (&#10;    'measurement datum' AND (&#10;        ('upper count' VALUE 0) OR ('upper percent' VALUE 0.0)&#10;    )&#10;) " calcext:value-type="string">
            <text:p>'unfol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6]; &quot;)&quot;; CHAR(10); &quot;) AND 'depends on structure' ONLY (&quot;; CHAR(10); &quot;    NOT ('has visible part' SOME &quot;; [.E16]; &quot;)&quot;; CHAR(10); &quot;)&quot;)" office:value-type="string" office:string-value="'plant structure presence' AND 'quality of' SOME (&#10;    'whole plant' AND NOT ('has visible part' SOME 'unfolding true leaf')&#10;) AND 'depends on structure' ONLY (&#10;    NOT ('has visible part' SOME 'unfolding true leaf')&#10;)" calcext:value-type="string">
            <text:p>'plant structure presence' AND 'quality of' SOME (</text:p>
            <text:p>    'whole plant' AND NOT ('has visible part' SOME 'unfolding true leaf')</text:p>
            <text:p>) AND 'depends on structure' ONLY (</text:p>
            <text:p>    NOT ('has visible part' SOME 'unfold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7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ed true leaf presence' AND 'has quality measurement' SOME (&#10;    'measurement datum' AND (&#10;        ('upper count' VALUE 0) OR ('upper percent' VALUE 0.0)&#10;    )&#10;) " calcext:value-type="string">
            <text:p>'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7]; &quot;)&quot;; CHAR(10); &quot;) AND 'depends on structure' ONLY (&quot;; CHAR(10); &quot;    NOT ('has visible part' SOME &quot;; [.E17]; &quot;)&quot;; CHAR(10); &quot;)&quot;)" office:value-type="string" office:string-value="'plant structure presence' AND 'quality of' SOME (&#10;    'whole plant' AND NOT ('has visible part' SOME 'unfolded true leaf')&#10;) AND 'depends on structure' ONLY (&#10;    NOT ('has visible part' SOME 'unfolded true leaf')&#10;)" calcext:value-type="string">
            <text:p>'plant structure presence' AND 'quality of' SOME (</text:p>
            <text:p>    'whole plant' AND NOT ('has visible part' SOME 'unfolded true leaf')</text:p>
            <text:p>) AND 'depends on structure' ONLY (</text:p>
            <text:p>    NOT ('has visible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8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ing unfolded true leaf presence' AND 'has quality measurement' SOME (&#10;    'measurement datum' AND (&#10;        ('upper count' VALUE 0) OR ('upper percent' VALUE 0.0)&#10;    )&#10;) 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8]; &quot;)&quot;; CHAR(10); &quot;) AND 'depends on structure' ONLY (&quot;; CHAR(10); &quot;    NOT ('has visible part' SOME &quot;; [.E18]; &quot;)&quot;; CHAR(10); &quot;)&quot;)" office:value-type="string" office:string-value="'plant structure presence' AND 'quality of' SOME (&#10;    'whole plant' AND NOT ('has visible part' SOME 'non-senescing unfolded true leaf')&#10;) AND 'depends on structure' ONLY (&#10;    NOT ('has visible part' SOME 'non-senescing unfolded true leaf')&#10;)" calcext:value-type="string">
            <text:p>'plant structure presence' AND 'quality of' SOME (</text:p>
            <text:p>    'whole plant' AND NOT ('has visible part' SOME 'non-senescing unfolded true leaf')</text:p>
            <text:p>) AND 'depends on structure' ONLY (</text:p>
            <text:p>    NOT ('has visible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19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ing true leaf presence' AND 'has quality measurement' SOME (&#10;    'measurement datum' AND (&#10;        ('upper count' VALUE 0) OR ('upper percent' VALUE 0.0)&#10;    )&#10;) " calcext:value-type="string">
            <text:p>'senesc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9]; &quot;)&quot;; CHAR(10); &quot;) AND 'depends on structure' ONLY (&quot;; CHAR(10); &quot;    NOT ('has visible part' SOME &quot;; [.E19]; &quot;)&quot;; CHAR(10); &quot;)&quot;)" office:value-type="string" office:string-value="'plant structure presence' AND 'quality of' SOME (&#10;    'whole plant' AND NOT ('has visible part' SOME 'senescing true leaf')&#10;) AND 'depends on structure' ONLY (&#10;    NOT ('has visible part' SOME 'senescing true leaf')&#10;)" calcext:value-type="string">
            <text:p>'plant structure presence' AND 'quality of' SOME (</text:p>
            <text:p>    'whole plant' AND NOT ('has visible part' SOME 'senescing true leaf')</text:p>
            <text:p>) AND 'depends on structure' ONLY (</text:p>
            <text:p>    NOT ('has visible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0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mmature unfolded true leaf presence' AND 'has quality measurement' SOME (&#10;    'measurement datum' AND (&#10;        ('upper count' VALUE 0) OR ('upper percent' VALUE 0.0)&#10;    )&#10;) " calcext:value-type="string">
            <text:p>'immature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0]; &quot;)&quot;; CHAR(10); &quot;) AND 'depends on structure' ONLY (&quot;; CHAR(10); &quot;    NOT ('has visible part' SOME &quot;; [.E20]; &quot;)&quot;; CHAR(10); &quot;)&quot;)" office:value-type="string" office:string-value="'plant structure presence' AND 'quality of' SOME (&#10;    'whole plant' AND NOT ('has visible part' SOME 'immature unfolded true leaf')&#10;) AND 'depends on structure' ONLY (&#10;    NOT ('has visible part' SOME 'immature unfolded true leaf')&#10;)" calcext:value-type="string">
            <text:p>'plant structure presence' AND 'quality of' SOME (</text:p>
            <text:p>    'whole plant' AND NOT ('has visible part' SOME 'immature unfolded true leaf')</text:p>
            <text:p>) AND 'depends on structure' ONLY (</text:p>
            <text:p>    NOT ('has visible part' SOME 'immature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1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mature true leaf presence' AND 'has quality measurement' SOME (&#10;    'measurement datum' AND (&#10;        ('upper count' VALUE 0) OR ('upper percent' VALUE 0.0)&#10;    )&#10;) " calcext:value-type="string">
            <text:p>'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1]; &quot;)&quot;; CHAR(10); &quot;) AND 'depends on structure' ONLY (&quot;; CHAR(10); &quot;    NOT ('has visible part' SOME &quot;; [.E21]; &quot;)&quot;; CHAR(10); &quot;)&quot;)" office:value-type="string" office:string-value="'plant structure presence' AND 'quality of' SOME (&#10;    'whole plant' AND NOT ('has visible part' SOME 'mature true leaf')&#10;) AND 'depends on structure' ONLY (&#10;    NOT ('has visible part' SOME 'mature true leaf')&#10;)" calcext:value-type="string">
            <text:p>'plant structure presence' AND 'quality of' SOME (</text:p>
            <text:p>    'whole plant' AND NOT ('has visible part' SOME 'mature true leaf')</text:p>
            <text:p>) AND 'depends on structure' ONLY (</text:p>
            <text:p>    NOT ('has visible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2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unfolded true leaf presence' AND 'has quality measurement' SOME (&#10;    'measurement datum' AND (&#10;        ('upper count' VALUE 0) OR ('upper percent' VALUE 0.0)&#10;    )&#10;) " calcext:value-type="string">
            <text:p>'expand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2]; &quot;)&quot;; CHAR(10); &quot;) AND 'depends on structure' ONLY (&quot;; CHAR(10); &quot;    NOT ('has visible part' SOME &quot;; [.E22]; &quot;)&quot;; CHAR(10); &quot;)&quot;)" office:value-type="string" office:string-value="'plant structure presence' AND 'quality of' SOME (&#10;    'whole plant' AND NOT ('has visible part' SOME 'expanding unfolded true leaf')&#10;) AND 'depends on structure' ONLY (&#10;    NOT ('has visible part' SOME 'expanding unfolded true leaf')&#10;)" calcext:value-type="string">
            <text:p>'plant structure presence' AND 'quality of' SOME (</text:p>
            <text:p>    'whole plant' AND NOT ('has visible part' SOME 'expanding unfolded true leaf')</text:p>
            <text:p>) AND 'depends on structure' ONLY (</text:p>
            <text:p>    NOT ('has visible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3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ed immature true leaf presence' AND 'has quality measurement' SOME (&#10;    'measurement datum' AND (&#10;        ('upper count' VALUE 0) OR ('upper percent' VALUE 0.0)&#10;    )&#10;) " calcext:value-type="string">
            <text:p>'expanded im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3]; &quot;)&quot;; CHAR(10); &quot;) AND 'depends on structure' ONLY (&quot;; CHAR(10); &quot;    NOT ('has visible part' SOME &quot;; [.E23]; &quot;)&quot;; CHAR(10); &quot;)&quot;)" office:value-type="string" office:string-value="'plant structure presence' AND 'quality of' SOME (&#10;    'whole plant' AND NOT ('has visible part' SOME 'expanded immature true leaf')&#10;) AND 'depends on structure' ONLY (&#10;    NOT ('has visible part' SOME 'expanded immature true leaf')&#10;)" calcext:value-type="string">
            <text:p>'plant structure presence' AND 'quality of' SOME (</text:p>
            <text:p>    'whole plant' AND NOT ('has visible part' SOME 'expanded immature true leaf')</text:p>
            <text:p>) AND 'depends on structure' ONLY (</text:p>
            <text:p>    NOT ('has visible part' SOME 'expanded im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4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true leaf presence' AND 'has quality measurement' SOME (&#10;    'measurement datum' AND (&#10;        ('upper count' VALUE 0) OR ('upper percent' VALUE 0.0)&#10;    )&#10;) " calcext:value-type="string">
            <text:p>'expan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4]; &quot;)&quot;; CHAR(10); &quot;) AND 'depends on structure' ONLY (&quot;; CHAR(10); &quot;    NOT ('has visible part' SOME &quot;; [.E24]; &quot;)&quot;; CHAR(10); &quot;)&quot;)" office:value-type="string" office:string-value="'plant structure presence' AND 'quality of' SOME (&#10;    'whole plant' AND NOT ('has visible part' SOME 'expanding true leaf')&#10;) AND 'depends on structure' ONLY (&#10;    NOT ('has visible part' SOME 'expanding true leaf')&#10;)" calcext:value-type="string">
            <text:p>'plant structure presence' AND 'quality of' SOME (</text:p>
            <text:p>    'whole plant' AND NOT ('has visible part' SOME 'expanding true leaf')</text:p>
            <text:p>) AND 'depends on structure' ONLY (</text:p>
            <text:p>    NOT ('has visible part' SOME 'expanding true leaf')</text:p>
            <text:p>)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table:number-columns-repeated="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6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6]; &quot;} trait that is a {quality of} a {whole plant} that does not have any &quot;; SUBSTITUTE(SUBSTITUTE([.E26]; &quot;'&quot;; &quot;s&quot;; 2); &quot;'&quot;; &quot;&quot;); &quot; {$&quot;; [.E26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structure presence' AND 'has quality measurement' SOME (&#10;    'measurement datum' AND (&#10;        ('upper count' VALUE 0) OR ('upper percent' VALUE 0.0)&#10;    )&#10;) " calcext:value-type="string">
            <text:p>'reproductive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6]; &quot;)&quot;; CHAR(10); &quot;) AND 'depends on structure' ONLY (&quot;; CHAR(10); &quot;    NOT ('has visible part' SOME &quot;; [.E26]; &quot;)&quot;; CHAR(10); &quot;)&quot;)" office:value-type="string" office:string-value="'plant structure presence' AND 'quality of' SOME (&#10;    'whole plant' AND NOT ('has visible part' SOME 'reproductive structure')&#10;) AND 'depends on structure' ONLY (&#10;    NOT ('has visible part' SOME 'reproductive structure')&#10;)" calcext:value-type="string">
            <text:p>'plant structure presence' AND 'quality of' SOME (</text:p>
            <text:p>    'whole plant' AND NOT ('has visible part' SOME 'reproductive structure')</text:p>
            <text:p>) AND 'depends on structure' ONLY (</text:p>
            <text:p>    NOT ('has visible part' SOME 'reproductive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7]; &quot; presence&quot;; &quot;s absent&quot;)" office:value-type="string" office:string-value="'floral structures absent'" calcext:value-type="string">
            <text:p>'floral structures absent'</text:p>
          </table:table-cell>
          <table:table-cell table:formula="of:=CONCATENATE(&quot;'&quot;; SUBSTITUTE(SUBSTITUTE([.E27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3" office:value-type="string" calcext:value-type="string">
            <text:p>'floral structure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floral structure presence'} trait that is a {quality of} a {whole plant} that does not have any floral structures {$'floral structure'}." calcext:value-type="string">
            <text:p>A {'floral structure presence'} trait that is a {quality of} a {whole plant} that does not have any floral structures {$'floral structure'}.</text:p>
          </table:table-cell>
          <table:table-cell table:style-name="ce5" table:formula="of:=CONCATENATE([.D2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ral structure presence' AND 'has quality measurement' SOME (&#10;    'measurement datum' AND (&#10;        ('upper count' VALUE 0) OR ('upper percent' VALUE 0.0)&#10;    )&#10;) " calcext:value-type="string">
            <text:p>'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7]; &quot;absent&quot;; &quot;present&quot;)" office:value-type="string" office:string-value="'floral structures present'" calcext:value-type="string">
            <text:p>'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7]; &quot;)&quot;; CHAR(10); &quot;) AND 'depends on structure' ONLY (&quot;; CHAR(10); &quot;    NOT ('has visible part' SOME &quot;; [.E27]; &quot;)&quot;; CHAR(10); &quot;)&quot;)" office:value-type="string" office:string-value="'plant structure presence' AND 'quality of' SOME (&#10;    'whole plant' AND NOT ('has visible part' SOME 'floral structure')&#10;) AND 'depends on structure' ONLY (&#10;    NOT ('has visible part' SOME 'floral structure')&#10;)" calcext:value-type="string">
            <text:p>'plant structure presence' AND 'quality of' SOME (</text:p>
            <text:p>    'whole plant' AND NOT ('has visible part' SOME 'floral structure')</text:p>
            <text:p>) AND 'depends on structure' ONLY (</text:p>
            <text:p>    NOT ('has visible part' SOME '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8]; &quot; presence&quot;; &quot;s absent&quot;)" office:value-type="string" office:string-value="'non-senesced floral structures absent'" calcext:value-type="string">
            <text:p>'non-senesced floral structures absent'</text:p>
          </table:table-cell>
          <table:table-cell table:formula="of:=CONCATENATE(&quot;'&quot;; SUBSTITUTE(SUBSTITUTE([.E28]; &quot;PO:&quot;; &quot;&quot;); &quot;'&quot;; &quot;&quot;); &quot; presence'&quot;)" office:value-type="string" office:string-value="'non-senesced floral structure presence'" calcext:value-type="string">
            <text:p>'non-senesced floral structure presence'</text:p>
          </table:table-cell>
          <table:table-cell table:style-name="ce3" office:value-type="string" calcext:value-type="string">
            <text:p>'non-senesced floral structure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non-senesced floral structure presence'} trait that is a {quality of} a {whole plant} that does not have any non-senesced floral structures {$'non-senesced floral structure'}." calcext:value-type="string">
            <text:p>A {'non-senesced floral structure presence'} trait that is a {quality of} a {whole plant} that does not have any non-senesced floral structures {$'non-senesced floral structure'}.</text:p>
          </table:table-cell>
          <table:table-cell table:style-name="ce5" table:formula="of:=CONCATENATE([.D2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ed floral structure presence' AND 'has quality measurement' SOME (&#10;    'measurement datum' AND (&#10;        ('upper count' VALUE 0) OR ('upper percent' VALUE 0.0)&#10;    )&#10;) " calcext:value-type="string">
            <text:p>'non-senesc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non-senesced floral structures present'" calcext:value-type="string">
            <text:p>'non-senesc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8]; &quot;)&quot;; CHAR(10); &quot;) AND 'depends on structure' ONLY (&quot;; CHAR(10); &quot;    NOT ('has visible part' SOME &quot;; [.E28]; &quot;)&quot;; CHAR(10); &quot;)&quot;)" office:value-type="string" office:string-value="'plant structure presence' AND 'quality of' SOME (&#10;    'whole plant' AND NOT ('has visible part' SOME 'non-senesced floral structure')&#10;) AND 'depends on structure' ONLY (&#10;    NOT ('has visible part' SOME 'non-senesced floral structure')&#10;)" calcext:value-type="string">
            <text:p>'plant structure presence' AND 'quality of' SOME (</text:p>
            <text:p>    'whole plant' AND NOT ('has visible part' SOME 'non-senesced floral structure')</text:p>
            <text:p>) AND 'depends on structure' ONLY (</text:p>
            <text:p>    NOT ('has visible part' SOME 'non-senesced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29]; &quot; presence&quot;; &quot;s absent&quot;)" office:value-type="string" office:string-value="'unopened floral structures absent'" calcext:value-type="string">
            <text:p>'unopened floral structures absent'</text:p>
          </table:table-cell>
          <table:table-cell table:formula="of:=SUBSTITUTE([.E29]; &quot;'&quot;; &quot; presence'&quot;; 2)" office:value-type="string" office:string-value="'unopened floral structure presence'" calcext:value-type="string">
            <text:p>'unopened floral structure presence'</text:p>
          </table:table-cell>
          <table:table-cell table:style-name="ce3" office:value-type="string" calcext:value-type="string">
            <text:p>'unopened floral structure'</text:p>
          </table:table-cell>
          <table:table-cell table:style-name="ce8" table:formula="of:=CONCATENATE(&quot;An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n {'unopened floral structure presence'} trait that is a {quality of} a {whole plant} that does not have any unopened floral structures {$'unopened floral structure'}." calcext:value-type="string">
            <text:p>An {'unopened floral structure presence'} trait that is a {quality of} a {whole plant} that does not have any unopened floral structures {$'unopened floral structure'}.</text:p>
          </table:table-cell>
          <table:table-cell table:style-name="ce5" table:formula="of:=CONCATENATE([.D2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ral structure presence' AND 'has quality measurement' SOME (&#10;    'measurement datum' AND (&#10;        ('upper count' VALUE 0) OR ('upper percent' VALUE 0.0)&#10;    )&#10;) " calcext:value-type="string">
            <text:p>'unopen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unopened floral structures present'" calcext:value-type="string">
            <text:p>'unopen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9]; &quot;)&quot;; CHAR(10); &quot;) AND 'depends on structure' ONLY (&quot;; CHAR(10); &quot;    NOT ('has visible part' SOME &quot;; [.E29]; &quot;)&quot;; CHAR(10); &quot;)&quot;)" office:value-type="string" office:string-value="'plant structure presence' AND 'quality of' SOME (&#10;    'whole plant' AND NOT ('has visible part' SOME 'unopened floral structure')&#10;) AND 'depends on structure' ONLY (&#10;    NOT ('has visible part' SOME 'unopened floral structure')&#10;)" calcext:value-type="string">
            <text:p>'plant structure presence' AND 'quality of' SOME (</text:p>
            <text:p>    'whole plant' AND NOT ('has visible part' SOME 'unopened floral structure')</text:p>
            <text:p>) AND 'depends on structure' ONLY (</text:p>
            <text:p>    NOT ('has visible part' SOME 'unopened floral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0]; &quot; presence&quot;; &quot;s absent&quot;)" office:value-type="string" office:string-value="'open floral structures absent'" calcext:value-type="string">
            <text:p>'open floral structures absent'</text:p>
          </table:table-cell>
          <table:table-cell table:formula="of:=SUBSTITUTE([.E30]; &quot;'&quot;; &quot; presence'&quot;; 2)" office:value-type="string" office:string-value="'open floral structure presence'" calcext:value-type="string">
            <text:p>'open floral structure presence'</text:p>
          </table:table-cell>
          <table:table-cell table:style-name="ce3" office:value-type="string" calcext:value-type="string">
            <text:p>'open floral structure'</text:p>
          </table:table-cell>
          <table:table-cell table:style-name="ce8" table:formula="of:=CONCATENATE(&quot;An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n {'open floral structure presence'} trait that is a {quality of} a {whole plant} that does not have any open floral structures {$'open floral structure'}." calcext:value-type="string">
            <text:p>An {'open floral structure presence'} trait that is a {quality of} a {whole plant} that does not have any open floral structures {$'open floral structure'}.</text:p>
          </table:table-cell>
          <table:table-cell table:style-name="ce5" table:formula="of:=CONCATENATE([.D3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ral structure presence' AND 'has quality measurement' SOME (&#10;    'measurement datum' AND (&#10;        ('upper count' VALUE 0) OR ('upper percent' VALUE 0.0)&#10;    )&#10;) " calcext:value-type="string">
            <text:p>'open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open floral structures present'" calcext:value-type="string">
            <text:p>'open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0]; &quot;)&quot;; CHAR(10); &quot;) AND 'depends on structure' ONLY (&quot;; CHAR(10); &quot;    NOT ('has visible part' SOME &quot;; [.E30]; &quot;)&quot;; CHAR(10); &quot;)&quot;)" office:value-type="string" office:string-value="'plant structure presence' AND 'quality of' SOME (&#10;    'whole plant' AND NOT ('has visible part' SOME 'open floral structure')&#10;) AND 'depends on structure' ONLY (&#10;    NOT ('has visible part' SOME 'open floral structure')&#10;)" calcext:value-type="string">
            <text:p>'plant structure presence' AND 'quality of' SOME (</text:p>
            <text:p>    'whole plant' AND NOT ('has visible part' SOME 'open floral structure')</text:p>
            <text:p>) AND 'depends on structure' ONLY (</text:p>
            <text:p>    NOT ('has visible part' SOME 'open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1]; &quot; presence&quot;; &quot;s absent&quot;)" office:value-type="string" office:string-value="'pollen-releasing floral structures absent'" calcext:value-type="string">
            <text:p>'pollen-releasing floral structures absent'</text:p>
          </table:table-cell>
          <table:table-cell table:formula="of:=SUBSTITUTE([.E31]; &quot;'&quot;; &quot; presence'&quot;; 2)" office:value-type="string" office:string-value="'pollen-releasing floral structure presence'" calcext:value-type="string">
            <text:p>'pollen-releasing floral structure presence'</text:p>
          </table:table-cell>
          <table:table-cell table:style-name="ce3" office:value-type="string" calcext:value-type="string">
            <text:p>'pollen-releasing floral structure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pollen-releasing floral structure presence'} trait that is a {quality of} a {whole plant} that does not have any pollen-releasing floral structures {$'pollen-releasing floral structure'}." calcext:value-type="string">
            <text:p>A {'pollen-releasing floral structure presence'} trait that is a {quality of} a {whole plant} that does not have any pollen-releasing floral structures {$'pollen-releasing floral structure'}.</text:p>
          </table:table-cell>
          <table:table-cell table:style-name="ce5" table:formula="of:=CONCATENATE([.D3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ral structure presence' AND 'has quality measurement' SOME (&#10;    'measurement datum' AND (&#10;        ('upper count' VALUE 0) OR ('upper percent' VALUE 0.0)&#10;    )&#10;) " calcext:value-type="string">
            <text:p>'pollen-releasing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pollen-releasing floral structures present'" calcext:value-type="string">
            <text:p>'pollen-releasing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1]; &quot;)&quot;; CHAR(10); &quot;) AND 'depends on structure' ONLY (&quot;; CHAR(10); &quot;    NOT ('has visible part' SOME &quot;; [.E31]; &quot;)&quot;; CHAR(10); &quot;)&quot;)" office:value-type="string" office:string-value="'plant structure presence' AND 'quality of' SOME (&#10;    'whole plant' AND NOT ('has visible part' SOME 'pollen-releasing floral structure')&#10;) AND 'depends on structure' ONLY (&#10;    NOT ('has visible part' SOME 'pollen-releasing floral structure')&#10;)" calcext:value-type="string">
            <text:p>'plant structure presence' AND 'quality of' SOME (</text:p>
            <text:p>    'whole plant' AND NOT ('has visible part' SOME 'pollen-releasing floral structure')</text:p>
            <text:p>) AND 'depends on structure' ONLY (</text:p>
            <text:p>    NOT ('has visible part' SOME 'pollen-releasing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2]; &quot; presence&quot;; &quot;s absent&quot;)" office:value-type="string" office:string-value="'senesced floral structures absent'" calcext:value-type="string">
            <text:p>'senesced floral structures ab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3" office:value-type="string" calcext:value-type="string">
            <text:p>'senesced floral structure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senesced floral structure presence'} trait that is a {quality of} a {whole plant} that does not have any senesced floral structures {$'senesced floral structure'}." calcext:value-type="string">
            <text:p>A {'senesced floral structure presence'} trait that is a {quality of} a {whole plant} that does not have any senesced floral structures {$'senesced floral structure'}.</text:p>
          </table:table-cell>
          <table:table-cell table:style-name="ce5" table:formula="of:=CONCATENATE([.D3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ral structure presence' AND 'has quality measurement' SOME (&#10;    'measurement datum' AND (&#10;        ('upper count' VALUE 0) OR ('upper percent' VALUE 0.0)&#10;    )&#10;) " calcext:value-type="string">
            <text:p>'senesc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senesced floral structures present'" calcext:value-type="string">
            <text:p>'senesc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2]; &quot;)&quot;; CHAR(10); &quot;) AND 'depends on structure' ONLY (&quot;; CHAR(10); &quot;    NOT ('has visible part' SOME &quot;; [.E32]; &quot;)&quot;; CHAR(10); &quot;)&quot;)" office:value-type="string" office:string-value="'plant structure presence' AND 'quality of' SOME (&#10;    'whole plant' AND NOT ('has visible part' SOME 'senesced floral structure')&#10;) AND 'depends on structure' ONLY (&#10;    NOT ('has visible part' SOME 'senesced floral structure')&#10;)" calcext:value-type="string">
            <text:p>'plant structure presence' AND 'quality of' SOME (</text:p>
            <text:p>    'whole plant' AND NOT ('has visible part' SOME 'senesced floral structure')</text:p>
            <text:p>) AND 'depends on structure' ONLY (</text:p>
            <text:p>    NOT ('has visible part' SOME 'senesced floral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3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presence' AND 'has quality measurement' SOME (&#10;    'measurement datum' AND (&#10;        ('upper count' VALUE 0) OR ('upper percent' VALUE 0.0)&#10;    )&#10;) " calcext:value-type="string">
            <text:p>'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flowers present'" calcext:value-type="string">
            <text:p>'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3]; &quot;)&quot;; CHAR(10); &quot;) AND 'depends on structure' ONLY (&quot;; CHAR(10); &quot;    NOT ('has visible part' SOME &quot;; [.E33]; &quot;)&quot;; CHAR(10); &quot;)&quot;)" office:value-type="string" office:string-value="'plant structure presence' AND 'quality of' SOME (&#10;    'whole plant' AND NOT ('has visible part' SOME PO:'flower')&#10;) AND 'depends on structure' ONLY (&#10;    NOT ('has visible part' SOME PO:'flower')&#10;)" calcext:value-type="string">
            <text:p>'plant structure presence' AND 'quality of' SOME (</text:p>
            <text:p>    'whole plant' AND NOT ('has visible part' SOME PO:'flower')</text:p>
            <text:p>) AND 'depends on structure' ONLY (</text:p>
            <text:p>    NOT ('has visible part' SOME PO:'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4]; &quot; presence&quot;; &quot;s absent&quot;)" office:value-type="string" office:string-value="'non-senesced flowers absent'" calcext:value-type="string">
            <text:p>'non-senesced flowers ab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non-senesced flower presence'" calcext:value-type="string">
            <text:p>'non-senesced flower presence'</text:p>
          </table:table-cell>
          <table:table-cell table:style-name="ce3" office:value-type="string" calcext:value-type="string">
            <text:p>'non-senesced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non-senesced flower presence'} trait that is a {quality of} a {whole plant} that does not have any non-senesced flowers {$'non-senesced flower'}." calcext:value-type="string">
            <text:p>A {'non-senesced flower presence'} trait that is a {quality of} a {whole plant} that does not have any non-senesced flowers {$'non-senesced flower'}.</text:p>
          </table:table-cell>
          <table:table-cell table:style-name="ce5" table:formula="of:=CONCATENATE([.D3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ed flower presence' AND 'has quality measurement' SOME (&#10;    'measurement datum' AND (&#10;        ('upper count' VALUE 0) OR ('upper percent' VALUE 0.0)&#10;    )&#10;) " calcext:value-type="string">
            <text:p>'non-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non-senesced flowers present'" calcext:value-type="string">
            <text:p>'non-senesc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4]; &quot;)&quot;; CHAR(10); &quot;) AND 'depends on structure' ONLY (&quot;; CHAR(10); &quot;    NOT ('has visible part' SOME &quot;; [.E34]; &quot;)&quot;; CHAR(10); &quot;)&quot;)" office:value-type="string" office:string-value="'plant structure presence' AND 'quality of' SOME (&#10;    'whole plant' AND NOT ('has visible part' SOME 'non-senesced flower')&#10;) AND 'depends on structure' ONLY (&#10;    NOT ('has visible part' SOME 'non-senesced flower')&#10;)" calcext:value-type="string">
            <text:p>'plant structure presence' AND 'quality of' SOME (</text:p>
            <text:p>    'whole plant' AND NOT ('has visible part' SOME 'non-senesced flower')</text:p>
            <text:p>) AND 'depends on structure' ONLY (</text:p>
            <text:p>    NOT ('has visible part' SOME 'non-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5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35]; &quot;'&quot;; &quot; presence'&quot;; 2)" office:value-type="string" office:string-value="'unopened flower presence'" calcext:value-type="string">
            <text:p>'unopened flower presence'</text:p>
          </table:table-cell>
          <table:table-cell table:style-name="ce3" office:value-type="string" calcext:value-type="string">
            <text:p>'unopened flower'</text:p>
          </table:table-cell>
          <table:table-cell table:style-name="ce8" table:formula="of:=CONCATENATE(&quot;An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3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presence' AND 'has quality measurement' SOME (&#10;    'measurement datum' AND (&#10;        ('upper count' VALUE 0) OR ('upper percent' VALUE 0.0)&#10;    )&#10;) " calcext:value-type="string">
            <text:p>'un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5]; &quot;)&quot;; CHAR(10); &quot;) AND 'depends on structure' ONLY (&quot;; CHAR(10); &quot;    NOT ('has visible part' SOME &quot;; [.E35]; &quot;)&quot;; CHAR(10); &quot;)&quot;)" office:value-type="string" office:string-value="'plant structure presence' AND 'quality of' SOME (&#10;    'whole plant' AND NOT ('has visible part' SOME 'unopened flower')&#10;) AND 'depends on structure' ONLY (&#10;    NOT ('has visible part' SOME 'unopened flower')&#10;)" calcext:value-type="string">
            <text:p>'plant structure presence' AND 'quality of' SOME (</text:p>
            <text:p>    'whole plant' AND NOT ('has visible part' SOME 'unopened flower')</text:p>
            <text:p>) AND 'depends on structure' ONLY (</text:p>
            <text:p>    NOT ('has visible part' SOME 'unopen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6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36]; &quot;'&quot;; &quot; presence'&quot;; 2)" office:value-type="string" office:string-value="'open flower presence'" calcext:value-type="string">
            <text:p>'open flower presence'</text:p>
          </table:table-cell>
          <table:table-cell table:style-name="ce3" office:value-type="string" calcext:value-type="string">
            <text:p>'open flower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5" table:formula="of:=CONCATENATE([.D3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wer presence' AND 'has quality measurement' SOME (&#10;    'measurement datum' AND (&#10;        ('upper count' VALUE 0) OR ('upper percent' VALUE 0.0)&#10;    )&#10;) " calcext:value-type="string">
            <text:p>'open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open flowers present'" calcext:value-type="string">
            <text:p>'open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6]; &quot;)&quot;; CHAR(10); &quot;) AND 'depends on structure' ONLY (&quot;; CHAR(10); &quot;    NOT ('has visible part' SOME &quot;; [.E36]; &quot;)&quot;; CHAR(10); &quot;)&quot;)" office:value-type="string" office:string-value="'plant structure presence' AND 'quality of' SOME (&#10;    'whole plant' AND NOT ('has visible part' SOME 'open flower')&#10;) AND 'depends on structure' ONLY (&#10;    NOT ('has visible part' SOME 'open flower')&#10;)" calcext:value-type="string">
            <text:p>'plant structure presence' AND 'quality of' SOME (</text:p>
            <text:p>    'whole plant' AND NOT ('has visible part' SOME 'open flower')</text:p>
            <text:p>) AND 'depends on structure' ONLY (</text:p>
            <text:p>    NOT ('has visible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7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7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3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presence' AND 'has quality measurement' SOME (&#10;    'measurement datum' AND (&#10;        ('upper count' VALUE 0) OR ('upper percent' VALUE 0.0)&#10;    )&#10;) " calcext:value-type="string">
            <text:p>'pollen-releas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7]; &quot;)&quot;; CHAR(10); &quot;) AND 'depends on structure' ONLY (&quot;; CHAR(10); &quot;    NOT ('has visible part' SOME &quot;; [.E37]; &quot;)&quot;; CHAR(10); &quot;)&quot;)" office:value-type="string" office:string-value="'plant structure presence' AND 'quality of' SOME (&#10;    'whole plant' AND NOT ('has visible part' SOME 'pollen-releasing flower')&#10;) AND 'depends on structure' ONLY (&#10;    NOT ('has visible part' SOME 'pollen-releasing flower')&#10;)" calcext:value-type="string">
            <text:p>'plant structure presence' AND 'quality of' SOME (</text:p>
            <text:p>    'whole plant' AND NOT ('has visible part' SOME 'pollen-releasing flower')</text:p>
            <text:p>) AND 'depends on structure' ONLY (</text:p>
            <text:p>    NOT ('has visible part' SOME 'pollen-releas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8]; &quot; presence&quot;; &quot;s absent&quot;)" office:value-type="string" office:string-value="'senesced flowers absent'" calcext:value-type="string">
            <text:p>'senesced flowers absent'</text:p>
          </table:table-cell>
          <table:table-cell table:formula="of:=SUBSTITUTE([.E38]; &quot;'&quot;; &quot; presence'&quot;; 2)" office:value-type="string" office:string-value="'senesced flower presence'" calcext:value-type="string">
            <text:p>'senesced flower presence'</text:p>
          </table:table-cell>
          <table:table-cell table:style-name="ce3" office:value-type="string" calcext:value-type="string">
            <text:p>'senesced flower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senesced flower presence'} trait that is a {quality of} a {whole plant} that does not have any senesced flowers {$'senesced flower'}." calcext:value-type="string">
            <text:p>A {'senesced flower presence'} trait that is a {quality of} a {whole plant} that does not have any senesced flowers {$'senesced flower'}.</text:p>
          </table:table-cell>
          <table:table-cell table:style-name="ce5" table:formula="of:=CONCATENATE([.D3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presence' AND 'has quality measurement' SOME (&#10;    'measurement datum' AND (&#10;        ('upper count' VALUE 0) OR ('upper percent' VALUE 0.0)&#10;    )&#10;) " calcext:value-type="string">
            <text:p>'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senesced flowers present'" calcext:value-type="string">
            <text:p>'senesc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8]; &quot;)&quot;; CHAR(10); &quot;) AND 'depends on structure' ONLY (&quot;; CHAR(10); &quot;    NOT ('has visible part' SOME &quot;; [.E38]; &quot;)&quot;; CHAR(10); &quot;)&quot;)" office:value-type="string" office:string-value="'plant structure presence' AND 'quality of' SOME (&#10;    'whole plant' AND NOT ('has visible part' SOME 'senesced flower')&#10;) AND 'depends on structure' ONLY (&#10;    NOT ('has visible part' SOME 'senesced flower')&#10;)" calcext:value-type="string">
            <text:p>'plant structure presence' AND 'quality of' SOME (</text:p>
            <text:p>    'whole plant' AND NOT ('has visible part' SOME 'senesced flower')</text:p>
            <text:p>) AND 'depends on structure' ONLY (</text:p>
            <text:p>    NOT ('has visible part' SOME '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39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3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head presence' AND 'has quality measurement' SOME (&#10;    'measurement datum' AND (&#10;        ('upper count' VALUE 0) OR ('upper percent' VALUE 0.0)&#10;    )&#10;) " calcext:value-type="string">
            <text:p>'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flower heads present'" calcext:value-type="string">
            <text:p>'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39]; &quot;)&quot;; CHAR(10); &quot;) AND 'depends on structure' ONLY (&quot;; CHAR(10); &quot;    NOT ('has visible part' SOME &quot;; [.E39]; &quot;)&quot;; CHAR(10); &quot;)&quot;)" office:value-type="string" office:string-value="'plant structure presence' AND 'quality of' SOME (&#10;    'whole plant' AND NOT ('has visible part' SOME PO:'inflorescence')&#10;) AND 'depends on structure' ONLY (&#10;    NOT ('has visible part' SOME PO:'inflorescence')&#10;)" calcext:value-type="string">
            <text:p>'plant structure presence' AND 'quality of' SOME (</text:p>
            <text:p>    'whole plant' AND NOT ('has visible part' SOME PO:'inflorescence')</text:p>
            <text:p>) AND 'depends on structure' ONLY (</text:p>
            <text:p>    NOT ('has visible part' SOME PO:'inflorescenc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40]; &quot; presence&quot;; &quot;s absent&quot;)" office:value-type="string" office:string-value="'non-senesced flower heads absent'" calcext:value-type="string">
            <text:p>'non-senesced flower heads absent'</text:p>
          </table:table-cell>
          <table:table-cell table:formula="of:=SUBSTITUTE([.E40]; &quot;'&quot;; &quot; presence'&quot;; 2)" office:value-type="string" office:string-value="'non-senesced flower head presence'" calcext:value-type="string">
            <text:p>'non-senesced flower head presence'</text:p>
          </table:table-cell>
          <table:table-cell table:style-name="ce3" office:value-type="string" calcext:value-type="string">
            <text:p>'non-senesced flower head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non-senesced flower head presence'} trait that is a {quality of} a {whole plant} that does not have any non-senesced flower heads {$'non-senesced flower head'}." calcext:value-type="string">
            <text:p>A {'non-senesced flower head presence'} trait that is a {quality of} a {whole plant} that does not have any non-senesced flower heads {$'non-senesced flower head'}.</text:p>
          </table:table-cell>
          <table:table-cell table:style-name="ce5" table:formula="of:=CONCATENATE([.D4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ed flower head presence' AND 'has quality measurement' SOME (&#10;    'measurement datum' AND (&#10;        ('upper count' VALUE 0) OR ('upper percent' VALUE 0.0)&#10;    )&#10;) " calcext:value-type="string">
            <text:p>'non-senesc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non-senesced flower heads present'" calcext:value-type="string">
            <text:p>'non-senesc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0]; &quot;)&quot;; CHAR(10); &quot;) AND 'depends on structure' ONLY (&quot;; CHAR(10); &quot;    NOT ('has visible part' SOME &quot;; [.E40]; &quot;)&quot;; CHAR(10); &quot;)&quot;)" office:value-type="string" office:string-value="'plant structure presence' AND 'quality of' SOME (&#10;    'whole plant' AND NOT ('has visible part' SOME 'non-senesced flower head')&#10;) AND 'depends on structure' ONLY (&#10;    NOT ('has visible part' SOME 'non-senesced flower head')&#10;)" calcext:value-type="string">
            <text:p>'plant structure presence' AND 'quality of' SOME (</text:p>
            <text:p>    'whole plant' AND NOT ('has visible part' SOME 'non-senesced flower head')</text:p>
            <text:p>) AND 'depends on structure' ONLY (</text:p>
            <text:p>    NOT ('has visible part' SOME 'non-senesced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1]; &quot; presence&quot;; &quot;s absent&quot;)" office:value-type="string" office:string-value="'unopened flower heads absent'" calcext:value-type="string">
            <text:p>'unopened flower heads absent'</text:p>
          </table:table-cell>
          <table:table-cell table:formula="of:=SUBSTITUTE([.E41]; &quot;'&quot;; &quot; presence'&quot;; 2)" office:value-type="string" office:string-value="'unopened flower head presence'" calcext:value-type="string">
            <text:p>'unopened flower head presence'</text:p>
          </table:table-cell>
          <table:table-cell table:style-name="ce3" office:value-type="string" calcext:value-type="string">
            <text:p>'unopened flower head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unopened flower head presence'} trait that is a {quality of} a {whole plant} that does not have any unopened flower heads {$'unopened flower head'}." calcext:value-type="string">
            <text:p>An {'unopened flower head presence'} trait that is a {quality of} a {whole plant} that does not have any unopened flower heads {$'unopened flower head'}.</text:p>
          </table:table-cell>
          <table:table-cell table:style-name="ce5" table:formula="of:=CONCATENATE([.D4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head presence' AND 'has quality measurement' SOME (&#10;    'measurement datum' AND (&#10;        ('upper count' VALUE 0) OR ('upper percent' VALUE 0.0)&#10;    )&#10;) " calcext:value-type="string">
            <text:p>'unopen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unopened flower heads present'" calcext:value-type="string">
            <text:p>'unopen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1]; &quot;)&quot;; CHAR(10); &quot;) AND 'depends on structure' ONLY (&quot;; CHAR(10); &quot;    NOT ('has visible part' SOME &quot;; [.E41]; &quot;)&quot;; CHAR(10); &quot;)&quot;)" office:value-type="string" office:string-value="'plant structure presence' AND 'quality of' SOME (&#10;    'whole plant' AND NOT ('has visible part' SOME 'unopened flower head')&#10;) AND 'depends on structure' ONLY (&#10;    NOT ('has visible part' SOME 'unopened flower head')&#10;)" calcext:value-type="string">
            <text:p>'plant structure presence' AND 'quality of' SOME (</text:p>
            <text:p>    'whole plant' AND NOT ('has visible part' SOME 'unopened flower head')</text:p>
            <text:p>) AND 'depends on structure' ONLY (</text:p>
            <text:p>    NOT ('has visible part' SOME 'unopened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2]; &quot; presence&quot;; &quot;s absent&quot;)" office:value-type="string" office:string-value="'open flower heads absent'" calcext:value-type="string">
            <text:p>'open flower heads absent'</text:p>
          </table:table-cell>
          <table:table-cell table:formula="of:=SUBSTITUTE([.E42]; &quot;'&quot;; &quot; presence'&quot;; 2)" office:value-type="string" office:string-value="'open flower head presence'" calcext:value-type="string">
            <text:p>'open flower head presence'</text:p>
          </table:table-cell>
          <table:table-cell table:style-name="ce3" office:value-type="string" calcext:value-type="string">
            <text:p>'open flower head'</text:p>
          </table:table-cell>
          <table:table-cell table:style-name="ce8" table:formula="of:=CONCATENATE(&quot;An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n {'open flower head presence'} trait that is a {quality of} a {whole plant} that does not have any open flower heads {$'open flower head'}." calcext:value-type="string">
            <text:p>An {'open flower head presence'} trait that is a {quality of} a {whole plant} that does not have any open flower heads {$'open flower head'}.</text:p>
          </table:table-cell>
          <table:table-cell table:style-name="ce5" table:formula="of:=CONCATENATE([.D4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wer head presence' AND 'has quality measurement' SOME (&#10;    'measurement datum' AND (&#10;        ('upper count' VALUE 0) OR ('upper percent' VALUE 0.0)&#10;    )&#10;) " calcext:value-type="string">
            <text:p>'open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open flower heads present'" calcext:value-type="string">
            <text:p>'open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2]; &quot;)&quot;; CHAR(10); &quot;) AND 'depends on structure' ONLY (&quot;; CHAR(10); &quot;    NOT ('has visible part' SOME &quot;; [.E42]; &quot;)&quot;; CHAR(10); &quot;)&quot;)" office:value-type="string" office:string-value="'plant structure presence' AND 'quality of' SOME (&#10;    'whole plant' AND NOT ('has visible part' SOME 'open flower head')&#10;) AND 'depends on structure' ONLY (&#10;    NOT ('has visible part' SOME 'open flower head')&#10;)" calcext:value-type="string">
            <text:p>'plant structure presence' AND 'quality of' SOME (</text:p>
            <text:p>    'whole plant' AND NOT ('has visible part' SOME 'open flower head')</text:p>
            <text:p>) AND 'depends on structure' ONLY (</text:p>
            <text:p>    NOT ('has visible part' SOME 'open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3]; &quot; presence&quot;; &quot;s absent&quot;)" office:value-type="string" office:string-value="'pollen-releasing flower heads absent'" calcext:value-type="string">
            <text:p>'pollen-releasing flower heads absent'</text:p>
          </table:table-cell>
          <table:table-cell table:formula="of:=SUBSTITUTE([.E43]; &quot;'&quot;; &quot; presence'&quot;; 2)" office:value-type="string" office:string-value="'pollen-releasing flower head presence'" calcext:value-type="string">
            <text:p>'pollen-releasing flower head presence'</text:p>
          </table:table-cell>
          <table:table-cell table:style-name="ce3" office:value-type="string" calcext:value-type="string">
            <text:p>'pollen-releasing flower head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pollen-releasing flower head presence'} trait that is a {quality of} a {whole plant} that does not have any pollen-releasing flower heads {$'pollen-releasing flower head'}." calcext:value-type="string">
            <text:p>A {'pollen-releasing flower head presence'} trait that is a {quality of} a {whole plant} that does not have any pollen-releasing flower heads {$'pollen-releasing flower head'}.</text:p>
          </table:table-cell>
          <table:table-cell table:style-name="ce5" table:formula="of:=CONCATENATE([.D4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head presence' AND 'has quality measurement' SOME (&#10;    'measurement datum' AND (&#10;        ('upper count' VALUE 0) OR ('upper percent' VALUE 0.0)&#10;    )&#10;) " calcext:value-type="string">
            <text:p>'pollen-releasing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pollen-releasing flower heads present'" calcext:value-type="string">
            <text:p>'pollen-releasing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3]; &quot;)&quot;; CHAR(10); &quot;) AND 'depends on structure' ONLY (&quot;; CHAR(10); &quot;    NOT ('has visible part' SOME &quot;; [.E43]; &quot;)&quot;; CHAR(10); &quot;)&quot;)" office:value-type="string" office:string-value="'plant structure presence' AND 'quality of' SOME (&#10;    'whole plant' AND NOT ('has visible part' SOME 'pollen-releasing flower head')&#10;) AND 'depends on structure' ONLY (&#10;    NOT ('has visible part' SOME 'pollen-releasing flower head')&#10;)" calcext:value-type="string">
            <text:p>'plant structure presence' AND 'quality of' SOME (</text:p>
            <text:p>    'whole plant' AND NOT ('has visible part' SOME 'pollen-releasing flower head')</text:p>
            <text:p>) AND 'depends on structure' ONLY (</text:p>
            <text:p>    NOT ('has visible part' SOME 'pollen-releasing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4]; &quot; presence&quot;; &quot;s absent&quot;)" office:value-type="string" office:string-value="'senesced flower heads absent'" calcext:value-type="string">
            <text:p>'senesced flower heads absent'</text:p>
          </table:table-cell>
          <table:table-cell table:formula="of:=SUBSTITUTE([.E44]; &quot;'&quot;; &quot; presence'&quot;; 2)" office:value-type="string" office:string-value="'senesced flower head presence'" calcext:value-type="string">
            <text:p>'senesced flower head presence'</text:p>
          </table:table-cell>
          <table:table-cell table:style-name="ce3" office:value-type="string" calcext:value-type="string">
            <text:p>'senesced flower head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senesced flower head presence'} trait that is a {quality of} a {whole plant} that does not have any senesced flower heads {$'senesced flower head'}." calcext:value-type="string">
            <text:p>A {'senesced flower head presence'} trait that is a {quality of} a {whole plant} that does not have any senesced flower heads {$'senesced flower head'}.</text:p>
          </table:table-cell>
          <table:table-cell table:style-name="ce5" table:formula="of:=CONCATENATE([.D4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head presence' AND 'has quality measurement' SOME (&#10;    'measurement datum' AND (&#10;        ('upper count' VALUE 0) OR ('upper percent' VALUE 0.0)&#10;    )&#10;) " calcext:value-type="string">
            <text:p>'senesc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senesced flower heads present'" calcext:value-type="string">
            <text:p>'senesc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4]; &quot;)&quot;; CHAR(10); &quot;) AND 'depends on structure' ONLY (&quot;; CHAR(10); &quot;    NOT ('has visible part' SOME &quot;; [.E44]; &quot;)&quot;; CHAR(10); &quot;)&quot;)" office:value-type="string" office:string-value="'plant structure presence' AND 'quality of' SOME (&#10;    'whole plant' AND NOT ('has visible part' SOME 'senesced flower head')&#10;) AND 'depends on structure' ONLY (&#10;    NOT ('has visible part' SOME 'senesced flower head')&#10;)" calcext:value-type="string">
            <text:p>'plant structure presence' AND 'quality of' SOME (</text:p>
            <text:p>    'whole plant' AND NOT ('has visible part' SOME 'senesced flower head')</text:p>
            <text:p>) AND 'depends on structure' ONLY (</text:p>
            <text:p>    NOT ('has visible part' SOME 'senesced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5]; &quot; presence&quot;; &quot;s absent&quot;)" office:value-type="string" office:string-value="'fruits absent'" calcext:value-type="string">
            <text:p>'fruits absent'</text:p>
          </table:table-cell>
          <table:table-cell office:value-type="string" calcext:value-type="string">
            <text:p>'fruit presence'</text:p>
          </table:table-cell>
          <table:table-cell table:style-name="ce3" office:value-type="string" calcext:value-type="string">
            <text:p>'simple fruit or compound fruit'</text:p>
          </table:table-cell>
          <table:table-cell table:style-name="ce8" table:formula="of:=CONCATENATE(&quot;A {&quot;; [.D45]; &quot;} trait that is a {quality of} a {whole plant} that does not have any &quot;; SUBSTITUTE(SUBSTITUTE([.E45]; &quot;fruit&quot;; &quot;fruits&quot;); &quot;'&quot;; &quot;&quot;); &quot; {$&quot;; [.E45]; &quot;}.&quot;)" office:value-type="string" office:string-value="A {'fruit presence'} trait that is a {quality of} a {whole plant} that does not have any simple fruits or compound fruits {$'simple fruit or compound fruit'}." calcext:value-type="string">
            <text:p>A {'fruit presence'} trait that is a {quality of} a {whole plant} that does not have any simple fruits or compound fruits {$'simple fruit or compound fruit'}.</text:p>
          </table:table-cell>
          <table:table-cell table:style-name="ce5" table:formula="of:=CONCATENATE([.D4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uit presence' AND 'has quality measurement' SOME (&#10;    'measurement datum' AND (&#10;        ('upper count' VALUE 0) OR ('upper percent' VALUE 0.0)&#10;    )&#10;) " calcext:value-type="string">
            <text:p>'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fruits present'" calcext:value-type="string">
            <text:p>'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5]; &quot;)&quot;; CHAR(10); &quot;) AND 'depends on structure' ONLY (&quot;; CHAR(10); &quot;    NOT ('has visible part' SOME &quot;; [.E45]; &quot;)&quot;; CHAR(10); &quot;)&quot;)" office:value-type="string" office:string-value="'plant structure presence' AND 'quality of' SOME (&#10;    'whole plant' AND NOT ('has visible part' SOME 'simple fruit or compound fruit')&#10;) AND 'depends on structure' ONLY (&#10;    NOT ('has visible part' SOME 'simple fruit or compound fruit')&#10;)" calcext:value-type="string">
            <text:p>'plant structure presence' AND 'quality of' SOME (</text:p>
            <text:p>    'whole plant' AND NOT ('has visible part' SOME 'simple fruit or compound fruit')</text:p>
            <text:p>) AND 'depends on structure' ONLY (</text:p>
            <text:p>    NOT ('has visible part' SOME 'simple fruit or compound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6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6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fruit presence' AND 'has quality measurement' SOME (&#10;    'measurement datum' AND (&#10;        ('upper count' VALUE 0) OR ('upper percent' VALUE 0.0)&#10;    )&#10;) " calcext:value-type="string">
            <text:p>'ripening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6]; &quot;)&quot;; CHAR(10); &quot;) AND 'depends on structure' ONLY (&quot;; CHAR(10); &quot;    NOT ('has visible part' SOME &quot;; [.E46]; &quot;)&quot;; CHAR(10); &quot;)&quot;)" office:value-type="string" office:string-value="'plant structure presence' AND 'quality of' SOME (&#10;    'whole plant' AND NOT ('has visible part' SOME 'ripening fruit')&#10;) AND 'depends on structure' ONLY (&#10;    NOT ('has visible part' SOME 'ripening fruit')&#10;)" calcext:value-type="string">
            <text:p>'plant structure presence' AND 'quality of' SOME (</text:p>
            <text:p>    'whole plant' AND NOT ('has visible part' SOME 'ripening fruit')</text:p>
            <text:p>) AND 'depends on structure' ONLY (</text:p>
            <text:p>    NOT ('has visible part' SOME 'ripening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formula="of:=SUBSTITUTE([.D47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7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7]; &quot;} trait that is a {quality of} a {whole plant} that does not have any &quot;; SUBSTITUTE(SUBSTITUTE([.E47]; &quot;'&quot;; &quot;s&quot;; 2); &quot;'&quot;; &quot;&quot;); &quot; {$&quot;; [.E47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4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fruit presence' AND 'has quality measurement' SOME (&#10;    'measurement datum' AND (&#10;        ('upper count' VALUE 0) OR ('upper percent' VALUE 0.0)&#10;    )&#10;) " calcext:value-type="string">
            <text:p>'un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7]; &quot;absent&quot;; &quot;present&quot;)" office:value-type="string" office:string-value="'unripe fruits present'" calcext:value-type="string">
            <text:p>'unripe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7]; &quot;)&quot;; CHAR(10); &quot;) AND 'depends on structure' ONLY (&quot;; CHAR(10); &quot;    NOT ('has visible part' SOME &quot;; [.E47]; &quot;)&quot;; CHAR(10); &quot;)&quot;)" office:value-type="string" office:string-value="'plant structure presence' AND 'quality of' SOME (&#10;    'whole plant' AND NOT ('has visible part' SOME 'unripe fruit')&#10;) AND 'depends on structure' ONLY (&#10;    NOT ('has visible part' SOME 'unripe fruit')&#10;)" calcext:value-type="string">
            <text:p>'plant structure presence' AND 'quality of' SOME (</text:p>
            <text:p>    'whole plant' AND NOT ('has visible part' SOME 'unripe fruit')</text:p>
            <text:p>) AND 'depends on structure' ONLY (</text:p>
            <text:p>    NOT ('has visible part' SOME 'unripe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formula="of:=SUBSTITUTE([.D48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8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8]; &quot;} trait that is a {quality of} a {whole plant} that does not have any &quot;; SUBSTITUTE(SUBSTITUTE([.E48]; &quot;'&quot;; &quot;s&quot;; 2); &quot;'&quot;; &quot;&quot;); &quot; {$&quot;; [.E48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4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fruit presence' AND 'has quality measurement' SOME (&#10;    'measurement datum' AND (&#10;        ('upper count' VALUE 0) OR ('upper percent' VALUE 0.0)&#10;    )&#10;) " calcext:value-type="string">
            <text:p>'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8]; &quot;absent&quot;; &quot;present&quot;)" office:value-type="string" office:string-value="'ripe fruits present'" calcext:value-type="string">
            <text:p>'ripe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8]; &quot;)&quot;; CHAR(10); &quot;) AND 'depends on structure' ONLY (&quot;; CHAR(10); &quot;    NOT ('has visible part' SOME &quot;; [.E48]; &quot;)&quot;; CHAR(10); &quot;)&quot;)" office:value-type="string" office:string-value="'plant structure presence' AND 'quality of' SOME (&#10;    'whole plant' AND NOT ('has visible part' SOME 'ripe fruit')&#10;) AND 'depends on structure' ONLY (&#10;    NOT ('has visible part' SOME 'ripe fruit')&#10;)" calcext:value-type="string">
            <text:p>'plant structure presence' AND 'quality of' SOME (</text:p>
            <text:p>    'whole plant' AND NOT ('has visible part' SOME 'ripe fruit')</text:p>
            <text:p>) AND 'depends on structure' ONLY (</text:p>
            <text:p>    NOT ('has visible part' SOME 'ripe fruit')</text:p>
            <text:p>)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table:formula="of:=SUBSTITUTE([.D50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50]; &quot;} trait that is a {quality of} a {whole plant} that does not have any cones {$&quot;; [.E50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cone presence' AND 'has quality measurement' SOME (&#10;    'measurement datum' AND (&#10;        ('upper count' VALUE 0) OR ('upper percent' VALUE 0.0)&#10;    )&#10;) " calcext:value-type="string">
            <text:p>'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cones present'" calcext:value-type="string">
            <text:p>'cones present'</text:p>
          </table:table-cell>
          <table:table-cell table:style-name="ce8" table:formula="of:=CONCATENATE(&quot;'plant structure presence' AND 'quality of' SOME (&quot;; CHAR(10); &quot;    'whole plant' AND NOT ('has visible part' SOME &quot;; [.E50]; &quot;)&quot;; CHAR(10); &quot;) AND 'depends on structure' ONLY (&quot;; CHAR(10); &quot;    NOT ('has visible part' SOME &quot;; [.E50]; &quot;)&quot;; CHAR(10); &quot;)&quot;)" office:value-type="string" office:string-value="'plant structure presence' AND 'quality of' SOME (&#10;    'whole plant' AND NOT ('has visible part' SOME PO:'strobilus')&#10;) AND 'depends on structure' ONLY (&#10;    NOT ('has visible part' SOME PO:'strobilus')&#10;)" calcext:value-type="string">
            <text:p>'plant structure presence' AND 'quality of' SOME (</text:p>
            <text:p>    'whole plant' AND NOT ('has visible part' SOME PO:'strobilus')</text:p>
            <text:p>) AND 'depends on structure' ONLY (</text:p>
            <text:p>    NOT ('has visible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1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51]; &quot;} trait that is a {quality of} a {whole plant} that does not have any pollen cones {$&quot;; [.E51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5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 cone presence' AND 'has quality measurement' SOME (&#10;    'measurement datum' AND (&#10;        ('upper count' VALUE 0) OR ('upper percent' VALUE 0.0)&#10;    )&#10;) " calcext:value-type="string">
            <text:p>'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pollen cones present'" calcext:value-type="string">
            <text:p>'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1]; &quot;)&quot;; CHAR(10); &quot;) AND 'depends on structure' ONLY (&quot;; CHAR(10); &quot;    NOT ('has visible part' SOME &quot;; [.E51]; &quot;)&quot;; CHAR(10); &quot;)&quot;)" office:value-type="string" office:string-value="'plant structure presence' AND 'quality of' SOME (&#10;    'whole plant' AND NOT ('has visible part' SOME PO:'microsporangiate strobilus')&#10;) AND 'depends on structure' ONLY (&#10;    NOT ('has visible part' SOME PO:'microsporangiate strobilus')&#10;)" calcext:value-type="string">
            <text:p>'plant structure presence' AND 'quality of' SOME (</text:p>
            <text:p>    'whole plant' AND NOT ('has visible part' SOME PO:'microsporangiate strobilus')</text:p>
            <text:p>) AND 'depends on structure' ONLY (</text:p>
            <text:p>    NOT ('has visible part' SOME PO:'micro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2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2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pollen cone presence' AND 'has quality measurement' SOME (&#10;    'measurement datum' AND (&#10;        ('upper count' VALUE 0) OR ('upper percent' VALUE 0.0)&#10;    )&#10;) " calcext:value-type="string">
            <text:p>'fresh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2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2]; &quot;)&quot;; CHAR(10); &quot;) AND 'depends on structure' ONLY (&quot;; CHAR(10); &quot;    NOT ('has visible part' SOME &quot;; [.E52]; &quot;)&quot;; CHAR(10); &quot;)&quot;)" office:value-type="string" office:string-value="'plant structure presence' AND 'quality of' SOME (&#10;    'whole plant' AND NOT ('has visible part' SOME 'fresh pollen cone')&#10;) AND 'depends on structure' ONLY (&#10;    NOT ('has visible part' SOME 'fresh pollen cone')&#10;)" calcext:value-type="string">
            <text:p>'plant structure presence' AND 'quality of' SOME (</text:p>
            <text:p>    'whole plant' AND NOT ('has visible part' SOME 'fresh pollen cone')</text:p>
            <text:p>) AND 'depends on structure' ONLY (</text:p>
            <text:p>    NOT ('has visible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3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3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3]; &quot;} trait that is a {quality of} a {whole plant} that does not have any &quot;; SUBSTITUTE(SUBSTITUTE([.E53]; &quot;'&quot;; &quot;s&quot;; 2); &quot;'&quot;; &quot;&quot;); &quot; {$&quot;; [.E53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pollen cone presence' AND 'has quality measurement' SOME (&#10;    'measurement datum' AND (&#10;        ('upper count' VALUE 0) OR ('upper percent' VALUE 0.0)&#10;    )&#10;) " calcext:value-type="string">
            <text:p>'open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3]; &quot;)&quot;; CHAR(10); &quot;) AND 'depends on structure' ONLY (&quot;; CHAR(10); &quot;    NOT ('has visible part' SOME &quot;; [.E53]; &quot;)&quot;; CHAR(10); &quot;)&quot;)" office:value-type="string" office:string-value="'plant structure presence' AND 'quality of' SOME (&#10;    'whole plant' AND NOT ('has visible part' SOME 'open pollen cone')&#10;) AND 'depends on structure' ONLY (&#10;    NOT ('has visible part' SOME 'open pollen cone')&#10;)" calcext:value-type="string">
            <text:p>'plant structure presence' AND 'quality of' SOME (</text:p>
            <text:p>    'whole plant' AND NOT ('has visible part' SOME 'open pollen cone')</text:p>
            <text:p>) AND 'depends on structure' ONLY (</text:p>
            <text:p>    NOT ('has visible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4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4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4]; &quot;} trait that is a {quality of} a {whole plant} that does not have any &quot;; SUBSTITUTE(SUBSTITUTE([.E54]; &quot;'&quot;; &quot;s&quot;; 2); &quot;'&quot;; &quot;&quot;); &quot; {$&quot;; [.E54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pollen cone presence' AND 'has quality measurement' SOME (&#10;    'measurement datum' AND (&#10;        ('upper count' VALUE 0) OR ('upper percent' VALUE 0.0)&#10;    )&#10;) " calcext:value-type="string">
            <text:p>'pollen-releasing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4]; &quot;)&quot;; CHAR(10); &quot;) AND 'depends on structure' ONLY (&quot;; CHAR(10); &quot;    NOT ('has visible part' SOME &quot;; [.E54]; &quot;)&quot;; CHAR(10); &quot;)&quot;)" office:value-type="string" office:string-value="'plant structure presence' AND 'quality of' SOME (&#10;    'whole plant' AND NOT ('has visible part' SOME 'pollen-releasing pollen cone')&#10;) AND 'depends on structure' ONLY (&#10;    NOT ('has visible part' SOME 'pollen-releasing pollen cone')&#10;)" calcext:value-type="string">
            <text:p>'plant structure presence' AND 'quality of' SOME (</text:p>
            <text:p>    'whole plant' AND NOT ('has visible part' SOME 'pollen-releasing pollen cone')</text:p>
            <text:p>) AND 'depends on structure' ONLY (</text:p>
            <text:p>    NOT ('has visible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5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5]; &quot;} trait that is a {quality of} a {whole plant} that does not have any seed cones {$&quot;; [.E55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 cone presence' AND 'has quality measurement' SOME (&#10;    'measurement datum' AND (&#10;        ('upper count' VALUE 0) OR ('upper percent' VALUE 0.0)&#10;    )&#10;) " calcext:value-type="string">
            <text:p>'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seed cones present'" calcext:value-type="string">
            <text:p>'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5]; &quot;)&quot;; CHAR(10); &quot;) AND 'depends on structure' ONLY (&quot;; CHAR(10); &quot;    NOT ('has visible part' SOME &quot;; [.E55]; &quot;)&quot;; CHAR(10); &quot;)&quot;)" office:value-type="string" office:string-value="'plant structure presence' AND 'quality of' SOME (&#10;    'whole plant' AND NOT ('has visible part' SOME PO:'megasporangiate strobilus')&#10;) AND 'depends on structure' ONLY (&#10;    NOT ('has visible part' SOME PO:'megasporangiate strobilus')&#10;)" calcext:value-type="string">
            <text:p>'plant structure presence' AND 'quality of' SOME (</text:p>
            <text:p>    'whole plant' AND NOT ('has visible part' SOME PO:'megasporangiate strobilus')</text:p>
            <text:p>) AND 'depends on structure' ONLY (</text:p>
            <text:p>    NOT ('has visible part' SOME PO:'mega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6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6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seed cone presence' AND 'has quality measurement' SOME (&#10;    'measurement datum' AND (&#10;        ('upper count' VALUE 0) OR ('upper percent' VALUE 0.0)&#10;    )&#10;) " calcext:value-type="string">
            <text:p>'fresh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6]; &quot;)&quot;; CHAR(10); &quot;) AND 'depends on structure' ONLY (&quot;; CHAR(10); &quot;    NOT ('has visible part' SOME &quot;; [.E56]; &quot;)&quot;; CHAR(10); &quot;)&quot;)" office:value-type="string" office:string-value="'plant structure presence' AND 'quality of' SOME (&#10;    'whole plant' AND NOT ('has visible part' SOME 'fresh seed cone')&#10;) AND 'depends on structure' ONLY (&#10;    NOT ('has visible part' SOME 'fresh seed cone')&#10;)" calcext:value-type="string">
            <text:p>'plant structure presence' AND 'quality of' SOME (</text:p>
            <text:p>    'whole plant' AND NOT ('has visible part' SOME 'fresh seed cone')</text:p>
            <text:p>) AND 'depends on structure' ONLY (</text:p>
            <text:p>    NOT ('has visible part' SOME 'fresh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7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7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5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seed cone presence' AND 'has quality measurement' SOME (&#10;    'measurement datum' AND (&#10;        ('upper count' VALUE 0) OR ('upper percent' VALUE 0.0)&#10;    )&#10;) " calcext:value-type="string">
            <text:p>'ripening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7]; &quot;)&quot;; CHAR(10); &quot;) AND 'depends on structure' ONLY (&quot;; CHAR(10); &quot;    NOT ('has visible part' SOME &quot;; [.E57]; &quot;)&quot;; CHAR(10); &quot;)&quot;)" office:value-type="string" office:string-value="'plant structure presence' AND 'quality of' SOME (&#10;    'whole plant' AND NOT ('has visible part' SOME 'ripening seed cone')&#10;) AND 'depends on structure' ONLY (&#10;    NOT ('has visible part' SOME 'ripening seed cone')&#10;)" calcext:value-type="string">
            <text:p>'plant structure presence' AND 'quality of' SOME (</text:p>
            <text:p>    'whole plant' AND NOT ('has visible part' SOME 'ripening seed cone')</text:p>
            <text:p>) AND 'depends on structure' ONLY (</text:p>
            <text:p>    NOT ('has visible part' SOME 'ripening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table:formula="of:=SUBSTITUTE([.D58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8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8]; &quot;} trait that is a {quality of} a {whole plant} that does not have any &quot;; SUBSTITUTE(SUBSTITUTE([.E58]; &quot;'&quot;; &quot;s&quot;; 2); &quot;'&quot;; &quot;&quot;); &quot; {$&quot;; [.E58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5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seed cone presence' AND 'has quality measurement' SOME (&#10;    'measurement datum' AND (&#10;        ('upper count' VALUE 0) OR ('upper percent' VALUE 0.0)&#10;    )&#10;) " calcext:value-type="string">
            <text:p>'un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8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8]; &quot;)&quot;; CHAR(10); &quot;) AND 'depends on structure' ONLY (&quot;; CHAR(10); &quot;    NOT ('has visible part' SOME &quot;; [.E58]; &quot;)&quot;; CHAR(10); &quot;)&quot;)" office:value-type="string" office:string-value="'plant structure presence' AND 'quality of' SOME (&#10;    'whole plant' AND NOT ('has visible part' SOME 'unripe seed cone')&#10;) AND 'depends on structure' ONLY (&#10;    NOT ('has visible part' SOME 'unripe seed cone')&#10;)" calcext:value-type="string">
            <text:p>'plant structure presence' AND 'quality of' SOME (</text:p>
            <text:p>    'whole plant' AND NOT ('has visible part' SOME 'unripe seed cone')</text:p>
            <text:p>) AND 'depends on structure' ONLY (</text:p>
            <text:p>    NOT ('has visible part' SOME 'unripe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table:style-name="ce5" table:formula="of:=SUBSTITUTE([.D59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9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9]; &quot;} trait that is a {quality of} a {whole plant} that does not have any &quot;; SUBSTITUTE(SUBSTITUTE([.E59]; &quot;'&quot;; &quot;s&quot;; 2); &quot;'&quot;; &quot;&quot;); &quot; {$&quot;; [.E59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5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seed cone presence' AND 'has quality measurement' SOME (&#10;    'measurement datum' AND (&#10;        ('upper count' VALUE 0) OR ('upper percent' VALUE 0.0)&#10;    )&#10;) " calcext:value-type="string">
            <text:p>'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9]; &quot;)&quot;; CHAR(10); &quot;) AND 'depends on structure' ONLY (&quot;; CHAR(10); &quot;    NOT ('has visible part' SOME &quot;; [.E59]; &quot;)&quot;; CHAR(10); &quot;)&quot;)" office:value-type="string" office:string-value="'plant structure presence' AND 'quality of' SOME (&#10;    'whole plant' AND NOT ('has visible part' SOME 'ripe seed cone')&#10;) AND 'depends on structure' ONLY (&#10;    NOT ('has visible part' SOME 'ripe seed cone')&#10;)" calcext:value-type="string">
            <text:p>'plant structure presence' AND 'quality of' SOME (</text:p>
            <text:p>    'whole plant' AND NOT ('has visible part' SOME 'ripe seed cone')</text:p>
            <text:p>) AND 'depends on structure' ONLY (</text:p>
            <text:p>    NOT ('has visible part' SOME 'ripe seed cone')</text:p>
            <text:p>)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style-name="ce5" table:formula="of:=SUBSTITUTE([.D60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6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8" table:formula="of:=CONCATENATE(&quot;'abscised plant structure presence' AND 'quality of' SOME (&quot;; CHAR(10); &quot;    'whole plant' AND NOT ('abscised' SOME &quot;; [.E61]; &quot;)&quot;; CHAR(10); &quot;) AND 'depends on structure' ONLY (&quot;; CHAR(10); &quot;    NOT ('abscised' SOME &quot;; [.E61]; &quot;)&quot;; CHAR(10); &quot;)&quot;)" office:value-type="string" office:string-value="'abscised plant structure presence' AND 'quality of' SOME (&#10;    'whole plant' AND NOT ('abscised' SOME 'plant structure')&#10;) AND 'depends on structure' ONLY (&#10;    NOT ('abscised' SOME 'plant structure')&#10;)" calcext:value-type="string">
            <text:p>'abscised plant structure presence' AND 'quality of' SOME (</text:p>
            <text:p>    'whole plant' AND NOT ('abscised' SOME 'plant structure')</text:p>
            <text:p>) AND 'depends on structure' ONLY (</text:p>
            <text:p>   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leaf presence' AND 'has quality measurement' SOME (&#10;    'measurement datum' AND (&#10;        ('upper count' VALUE 0) OR ('upper percent' VALUE 0.0)&#10;    )&#10;) " calcext:value-type="string">
            <text:p>'abscised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8" table:formula="of:=CONCATENATE(&quot;'abscised plant structure presence' AND 'quality of' SOME (&quot;; CHAR(10); &quot;    'whole plant' AND NOT ('abscised' SOME &quot;; [.E62]; &quot;)&quot;; CHAR(10); &quot;) AND 'depends on structure' ONLY (&quot;; CHAR(10); &quot;    NOT ('abscised' SOME &quot;; [.E62]; &quot;)&quot;; CHAR(10); &quot;)&quot;)" office:value-type="string" office:string-value="'abscised plant structure presence' AND 'quality of' SOME (&#10;    'whole plant' AND NOT ('abscised' SOME 'true leaf')&#10;) AND 'depends on structure' ONLY (&#10;    NOT ('abscised' SOME 'true leaf')&#10;)" calcext:value-type="string">
            <text:p>'abscised plant structure presence' AND 'quality of' SOME (</text:p>
            <text:p>    'whole plant' AND NOT ('abscised' SOME 'true leaf')</text:p>
            <text:p>) AND 'depends on structure' ONLY (</text:p>
            <text:p>   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7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fruit or seed presence' AND 'has quality measurement' SOME (&#10;    'measurement datum' AND (&#10;        ('upper count' VALUE 0) OR ('upper percent' VALUE 0.0)&#10;    )&#10;) " calcext:value-type="string">
            <text:p>'abscised fruit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3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3]; &quot;))&quot;; CHAR(10); &quot;) AND 'depends on structure' ONLY (&quot;; CHAR(10); &quot;    NOT ('abscised' SOME (&quot;; [.E63]; &quot;))&quot;; CHAR(10); &quot;)&quot;)" office:value-type="string" office:string-value="'abscised plant structure presence' AND 'quality of' SOME (&#10;    'whole plant' AND NOT ('abscised' SOME ('ripe fruit' OR 'mature seed'))&#10;) AND 'depends on structure' ONLY (&#10;   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 AND 'depends on structure' ONLY (</text:p>
            <text:p>   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8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cone or seed presence' AND 'has quality measurement' SOME (&#10;    'measurement datum' AND (&#10;        ('upper count' VALUE 0) OR ('upper percent' VALUE 0.0)&#10;    )&#10;) " calcext:value-type="string">
            <text:p>'abscised cone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4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4]; &quot;))&quot;; CHAR(10); &quot;) AND 'depends on structure' ONLY (&quot;; CHAR(10); &quot;    NOT ('abscised' SOME (&quot;; [.E64]; &quot;))&quot;; CHAR(10); &quot;)&quot;)" office:value-type="string" office:string-value="'abscised plant structure presence' AND 'quality of' SOME (&#10;    'whole plant' AND NOT ('abscised' SOME ('ripe seed cone' OR 'mature seed'))&#10;) AND 'depends on structure' ONLY (&#10;   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 AND 'depends on structure' ONLY (</text:p>
            <text:p>   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0:21:21.323626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0:39:43.380786830</dc:date>
    <dc:creator>Brian </dc:creator>
    <meta:editing-duration>P28DT6H37M23S</meta:editing-duration>
    <meta:editing-cycles>205</meta:editing-cycles>
    <meta:generator>LibreOffice/5.1.4.2$Linux_X86_64 LibreOffice_project/10m0$Build-2</meta:generator>
    <meta:document-statistic meta:table-count="1" meta:cell-count="544" meta:object-count="0"/>
  </office:meta>
</office:document-meta>
</file>